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color="#000000" draw:fill="solid" draw:fill-color="#e6e6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svg:stroke-color="#000000" draw:fill="solid" draw:fill-color="#44bbf1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000000" draw:fill="solid" draw:fill-color="#ffd272" draw:textarea-horizontal-align="justify" draw:textarea-vertical-align="middle" draw:auto-grow-height="false"/>
    </style:style>
    <style:style style:name="gr4" style:family="graphic" style:parent-style-name="standard">
      <style:graphic-properties svg:stroke-width="0.2cm" svg:stroke-color="#000000" draw:marker-start-width="0.5cm" draw:marker-end-width="0.5cm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cm" fo:min-width="0cm"/>
    </style:style>
    <style:style style:name="gr8" style:family="graphic" style:parent-style-name="objectwithoutfill">
      <style:graphic-properties svg:stroke-width="0.2cm" draw:marker-start="Arrow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rial"/>
    </style:style>
    <style:style style:name="P3" style:family="paragraph">
      <style:text-properties style:font-name="Arial"/>
    </style:style>
    <style:style style:name="P4" style:family="paragraph">
      <style:paragraph-properties fo:text-align="center"/>
      <style:text-properties fo:color="#ffffff" style:font-name="Arial" fo:font-size="12pt" style:font-size-asian="12pt" style:font-size-complex="12pt"/>
    </style:style>
    <style:style style:name="T1" style:family="text">
      <style:text-properties style:font-name="Arial"/>
    </style:style>
    <style:style style:name="T2" style:family="text">
      <style:text-properties fo:color="#ffffff" style:font-name="Arial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3.8cm" svg:height="11.2cm" svg:x="3.5cm" svg:y="4.2cm">
          <text:p/>
          <draw:enhanced-geometry svg:viewBox="0 0 21600 21600" draw:path-stretchpoint-x="10800" draw:path-stretchpoint-y="10800" draw:text-areas="?f3 ?f4 ?f5 ?f6" draw:type="round-rectangle" draw:modifiers="915.6816957068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6.1cm" svg:height="9cm" svg:x="10.3cm" svg:y="5.5cm">
          <text:p/>
          <draw:enhanced-geometry svg:viewBox="0 0 21600 21600" draw:path-stretchpoint-x="10800" draw:path-stretchpoint-y="10800" draw:text-areas="?f3 ?f4 ?f5 ?f6" draw:type="round-rectangle" draw:modifiers="1704.126522450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" draw:id="id1" draw:layer="layout" svg:width="3.2cm" svg:height="2.3cm" svg:x="12.5cm" svg:y="6.5cm">
          <text:p text:style-name="P1"><text:span text:style-name="T1">SPI</text:span></text:p>
          <text:p text:style-name="P1"><text:span text:style-name="T1">Slav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3.7cm" svg:height="2.3cm" svg:x="16.8cm" svg:y="6.5cm">
          <text:p text:style-name="P1"><text:span text:style-name="T1">Register</text:span></text:p>
          <text:p text:style-name="P1"><text:span text:style-name="T1">file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5.7cm" svg:y1="7.65cm" svg:x2="16.8cm" svg:y2="7.65cm" draw:start-shape="id1" draw:start-glue-point="1" draw:end-shape="id2" draw:end-glue-point="3" svg:d="M15700 7650h1100" svg:viewBox="0 0 1101 1">
          <text:p/>
        </draw:connector>
        <draw:frame draw:style-name="gr5" draw:text-style-name="P3" draw:layer="layout" svg:width="4.659cm" svg:height="0.962cm" svg:x="21.2cm" svg:y="13.2cm">
          <draw:text-box>
            <text:p><text:span text:style-name="T1">xCORE device</text:span></text:p>
          </draw:text-box>
        </draw:frame>
        <draw:custom-shape draw:style-name="gr6" draw:text-style-name="P4" xml:id="id3" draw:id="id3" draw:layer="layout" svg:width="1.84cm" svg:height="2.5cm" svg:x="9.5cm" svg:y="7cm">
          <text:p text:style-name="P1"><text:span text:style-name="T2">xCORE</text:span></text:p>
          <text:p text:style-name="P1"><text:span text:style-name="T2">Por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1.34cm" svg:y1="8.25cm" svg:x2="12.5cm" svg:y2="7.65cm" draw:start-shape="id3" draw:start-glue-point="1" draw:end-shape="id1" draw:end-glue-point="3" svg:d="M11340 8250h581v-600h579" svg:viewBox="0 0 1161 601">
          <text:p/>
        </draw:connector>
        <draw:frame draw:style-name="gr7" draw:layer="layout" svg:width="3.457cm" svg:height="0.962cm" svg:x="10.743cm" svg:y="4.4cm">
          <draw:text-box>
            <text:p>Simulation</text:p>
          </draw:text-box>
        </draw:frame>
        <draw:custom-shape draw:style-name="gr6" draw:text-style-name="P4" xml:id="id5" draw:id="id5" draw:layer="layout" svg:width="1.84cm" svg:height="2.5cm" svg:x="9.46cm" svg:y="10.7cm">
          <text:p text:style-name="P1"><text:span text:style-name="T2">xCORE</text:span></text:p>
          <text:p text:style-name="P1"><text:span text:style-name="T2">Por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4" draw:id="id4" draw:layer="layout" svg:width="3.7cm" svg:height="2.3cm" svg:x="22.1cm" svg:y="6.5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20.5cm" svg:y1="7.65cm" svg:x2="22.1cm" svg:y2="7.65cm" draw:start-shape="id2" draw:start-glue-point="1" draw:end-shape="id4" draw:end-glue-point="3" svg:d="M20500 7650h1600" svg:viewBox="0 0 1601 1">
          <text:p/>
        </draw:connector>
        <draw:connector draw:style-name="gr8" draw:text-style-name="P1" draw:layer="layout" draw:type="curve" draw:line-skew="-1.299cm" svg:x1="9.46cm" svg:y1="11.95cm" svg:x2="9.5cm" svg:y2="8.25cm" draw:start-shape="id5" draw:start-glue-point="3" draw:end-shape="id3" svg:d="M9460 11950c-2700 0-2720-3700 40-3700" svg:viewBox="0 0 2069 3701">
          <text:p/>
        </draw:connector>
        <draw:custom-shape draw:style-name="gr3" draw:text-style-name="P2" xml:id="id6" draw:id="id6" draw:layer="layout" svg:width="3.2cm" svg:height="2.3cm" svg:x="12.5cm" svg:y="10.7cm">
          <text:p text:style-name="P1"><text:span text:style-name="T1">SPI</text:span></text:p>
          <text:p text:style-name="P1"><text:span text:style-name="T1">Mast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7" draw:id="id7" draw:layer="layout" svg:width="3.2cm" svg:height="2.3cm" svg:x="17.3cm" svg:y="10.7cm">
          <text:p text:style-name="P1"><text:span text:style-name="T1">Tester</text:span></text:p>
          <draw:enhanced-geometry svg:viewBox="0 0 21600 21600" draw:type="rectangle" draw:enhanced-path="M 0 0 L 21600 0 21600 21600 0 21600 0 0 Z N"/>
        </draw:custom-shape>
        <draw:frame draw:style-name="gr7" draw:layer="layout" svg:width="3.317cm" svg:height="1.673cm" svg:x="4.143cm" svg:y="8.138cm">
          <draw:text-box>
            <text:p>Simulated</text:p>
            <text:p>loopback</text:p>
          </draw:text-box>
        </draw:frame>
        <draw:connector draw:style-name="gr4" draw:text-style-name="P1" draw:layer="layout" svg:x1="11.3cm" svg:y1="11.95cm" svg:x2="12.5cm" svg:y2="11.85cm" draw:start-shape="id5" draw:start-glue-point="1" draw:end-shape="id6" draw:end-glue-point="3" svg:d="M11300 11950h601v-100h599" svg:viewBox="0 0 1201 101">
          <text:p/>
        </draw:connector>
        <draw:connector draw:style-name="gr4" draw:text-style-name="P1" draw:layer="layout" svg:x1="15.7cm" svg:y1="11.85cm" svg:x2="17.3cm" svg:y2="11.85cm" draw:start-shape="id6" draw:start-glue-point="1" draw:end-shape="id7" draw:end-glue-point="3" svg:d="M15700 11850h1600" svg:viewBox="0 0 16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id Lacey</meta:initial-creator>
    <meta:creation-date>2015-04-08T12:12:07.124149294</meta:creation-date>
    <dc:date>2015-04-08T16:56:39.149551316</dc:date>
    <dc:creator>David Lacey</dc:creator>
    <meta:editing-duration>PT35S</meta:editing-duration>
    <meta:editing-cycles>3</meta:editing-cycles>
    <meta:generator>LibreOffice/4.2.7.2$Linux_X86_64 LibreOffice_project/420m0$Build-2</meta:generator>
    <meta:document-statistic meta:object-count="18"/>
  </office:meta>
</office:document-meta>
</file>